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ffffff" draw:fill="gradient" draw:fill-gradient-name="s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gradient" draw:fill-gradient-name="White_20_to_20_orange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0084d1" draw:opacity="5%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729fc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5" style:family="graphic" style:parent-style-name="standard">
      <style:graphic-properties draw:stroke="none" svg:stroke-width="0.106cm" svg:stroke-color="#ff3333" draw:marker-start-width="0.359cm" draw:marker-end-width="0.359cm" draw:fill="none" draw:fill-color="#ffffff" draw:textarea-horizontal-align="left" draw:auto-grow-height="true" draw:auto-grow-width="true" fo:min-height="0.865cm" fo:min-width="3.842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02cm"/>
    </style:style>
    <style:style style:name="gr7" style:family="graphic" style:parent-style-name="standard">
      <style:graphic-properties draw:stroke="none" svg:stroke-width="0.106cm" svg:stroke-color="#00ccff" draw:marker-start-width="0.358cm" draw:marker-end-width="0.358cm" draw:fill="none" draw:fill-color="#ffffff" draw:textarea-horizontal-align="left" draw:auto-grow-height="true" draw:auto-grow-width="true" fo:min-height="0.865cm" fo:min-width="3.516cm" fo:padding-top="0.177cm" fo:padding-bottom="0.177cm" fo:padding-left="0.302cm" fo:padding-right="0.302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eb613d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0084d1" draw:opacity="100%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999cm"/>
    </style:style>
    <style:style style:name="gr13" style:family="graphic" style:parent-style-name="standard">
      <style:graphic-properties draw:stroke="none" draw:fill="none" fo:min-height="3.315cm"/>
    </style:style>
    <style:style style:name="gr14" style:family="graphic" style:parent-style-name="standard">
      <style:graphic-properties draw:stroke="none" draw:fill="none" fo:min-height="0.4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8pt" fo:font-weight="bold" style:font-size-asian="11pt" style:font-weight-asian="bold" style:font-size-complex="11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6.5cm" svg:x="0.5cm" svg:y="0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1" draw:layer="layout" svg:width="9cm" svg:height="6.5cm" svg:x="5.6cm" svg:y="0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2" draw:layer="layout" svg:width="1.4cm" svg:height="1.8cm" svg:x="12.98cm" svg:y="1.92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4cm" svg:height="1.8cm" svg:x="12.58cm" svg:y="2.52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" draw:layer="layout" svg:width="4.448cm" svg:height="1.221cm" svg:x="1.9cm" svg:y="0.701cm">
          <draw:text-box>
            <text:p text:style-name="P1"><text:span text:style-name="T1">Working Files</text:span></text:p>
          </draw:text-box>
        </draw:frame>
        <draw:frame draw:style-name="gr6" draw:text-style-name="P2" draw:layer="layout" svg:width="3.52cm" svg:height="1.115cm" svg:x="6.4cm" svg:y="0.601cm">
          <draw:text-box>
            <text:p text:style-name="P1"><text:span text:style-name="T1">Staging Area</text:span></text:p>
            <text:p text:style-name="P1"><text:span text:style-name="T1">(ready to commit)</text:span></text:p>
          </draw:text-box>
        </draw:frame>
        <draw:frame draw:style-name="gr7" draw:text-style-name="P2" draw:layer="layout" svg:width="4.12cm" svg:height="1.219cm" svg:x="11cm" svg:y="0.501cm">
          <draw:text-box>
            <text:p text:style-name="P1"><text:span text:style-name="T1">Repository</text:span></text:p>
            <text:p text:style-name="P1"><text:span text:style-name="T1">(permanent storage)</text:span></text:p>
          </draw:text-box>
        </draw:frame>
        <draw:custom-shape draw:style-name="gr8" draw:text-style-name="P2" draw:layer="layout" svg:width="1.4cm" svg:height="1.8cm" svg:x="2.671cm" svg:y="3.1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1.4cm" svg:height="1.8cm" svg:x="12.071cm" svg:y="3.1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001cm" svg:height="1.1cm" svg:x="5.892cm" svg:y="3.501cm">
          <text:p text:style-name="P1"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4.448cm" svg:height="1.221cm" svg:x="1.2cm" svg:y="6.079cm">
          <draw:text-box>
            <text:p text:style-name="P1"><text:span text:style-name="T2">Visible File System</text:span></text:p>
          </draw:text-box>
        </draw:frame>
        <draw:frame draw:style-name="gr5" draw:text-style-name="P3" draw:layer="layout" svg:width="4.448cm" svg:height="1.221cm" svg:x="9.2cm" svg:y="6.1cm">
          <draw:text-box>
            <text:p text:style-name="P1"><text:span text:style-name="T2">Git Repository</text:span></text:p>
          </draw:text-box>
        </draw:frame>
        <draw:frame draw:style-name="gr11" draw:text-style-name="P2" draw:layer="layout" svg:width="3.499cm" svg:height="0.683cm" svg:x="15.091cm" svg:y="1.886cm">
          <draw:text-box>
            <text:p text:style-name="P1"><text:span text:style-name="T1">HEAD ~ 2 </text:span></text:p>
          </draw:text-box>
        </draw:frame>
        <draw:frame draw:style-name="gr11" draw:text-style-name="P2" draw:layer="layout" svg:width="3.499cm" svg:height="0.683cm" svg:x="15.092cm" svg:y="2.487cm">
          <draw:text-box>
            <text:p text:style-name="P1"><text:span text:style-name="T1">HEAD ~ 1 </text:span></text:p>
          </draw:text-box>
        </draw:frame>
        <draw:frame draw:style-name="gr12" draw:text-style-name="P2" draw:layer="layout" svg:width="3.499cm" svg:height="1.115cm" svg:x="14.201cm" svg:y="3.418cm">
          <draw:text-box>
            <text:p text:style-name="P1"><text:span text:style-name="T1">HEAD</text:span></text:p>
            <text:p text:style-name="P1"><text:span text:style-name="T1">(current version) </text:span></text:p>
          </draw:text-box>
        </draw:frame>
        <draw:frame draw:style-name="gr13" draw:text-style-name="P4" draw:layer="layout" svg:width="1.946cm" svg:height="3.565cm" svg:x="12.76cm" svg:y="1.951cm">
          <draw:text-box>
            <text:p text:style-name="P1"><text:span text:style-name="T3">sl33v51a</text:span></text:p>
          </draw:text-box>
        </draw:frame>
        <draw:frame draw:style-name="gr14" draw:text-style-name="P4" draw:layer="layout" svg:width="1.946cm" svg:height="0.684cm" svg:x="12.26cm" svg:y="2.551cm">
          <draw:text-box>
            <text:p text:style-name="P1"><text:span text:style-name="T3">f22b25e</text:span></text:p>
          </draw:text-box>
        </draw:frame>
        <draw:frame draw:style-name="gr14" draw:text-style-name="P4" draw:layer="layout" svg:width="1.946cm" svg:height="0.684cm" svg:x="11.759cm" svg:y="3.25cm">
          <draw:text-box>
            <text:p text:style-name="P1"><text:span text:style-name="T3">g31a45d</text:span></text:p>
          </draw:text-box>
        </draw:frame>
        <draw:frame draw:style-name="gr15" draw:text-style-name="P5" draw:layer="layout" svg:width="3.563cm" svg:height="0.645cm" svg:x="7.3cm" svg:y="3.7cm">
          <draw:text-box>
            <text:p><text:span text:style-name="T4">git checkout f22b5e</text:span></text:p>
          </draw:text-box>
        </draw:frame>
        <draw:frame draw:style-name="gr14" draw:text-style-name="P4" draw:layer="layout" svg:width="1.946cm" svg:height="0.684cm" svg:x="2.36cm" svg:y="3.351cm">
          <draw:text-box>
            <text:p text:style-name="P1"><text:span text:style-name="T3">f22b25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White_20_to_20_orange" draw:display-name="White to orange" draw:style="linear" draw:start-color="#99ccff" draw:end-color="#ffffff" draw:start-intensity="100%" draw:end-intensity="100%" draw:angle="900" draw:border="0%"/>
    <draw:gradient draw:name="ss" draw:style="linear" draw:start-color="#ffffff" draw:end-color="#eb613d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8-24T14:00:52.007044000</dc:date>
    <meta:editing-duration>PT57M28S</meta:editing-duration>
    <meta:editing-cycles>16</meta:editing-cycles>
    <meta:generator>LibreOffice/4.2.6.2$MacOSX_X86_64 LibreOffice_project/185f2ce4dcc34af9bd97dec29e6d42c39557298f</meta:generator>
    <meta:document-statistic meta:object-count="20"/>
  </office:meta>
</office:document-meta>
</file>